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1.5201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4165in"/>
    </style:style>
    <style:style style:name="co7" style:family="table-column">
      <style:table-column-properties fo:break-before="auto" style:column-width="0.5264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591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1" table:default-cell-style-name="Default"/>
        <table:table-row table:style-name="ro1">
          <table:table-cell office:value-type="string">
            <text:p># id, type, <text:s/>weight, speed/fire rate, space required/range, damage small/med, damage large, execption strength added to to hit/damage, flags</text:p>
          </table:table-cell>
          <table:table-cell table:number-columns-repeated="20"/>
        </table:table-row>
        <table:table-row table:style-name="ro1">
          <table:table-cell office:value-type="string">
            <text:p># id's MUST not be changed when adding to this list!</text:p>
          </table:table-cell>
          <table:table-cell table:number-columns-repeated="20"/>
        </table:table-row>
        <table:table-row table:style-name="ro1">
          <table:table-cell office:value-type="string">
            <text:p># flags are one digit ammo type required, then ammunition type,then usable by clerics, thieves, then magic-users (111 indicates can be used by all) </text:p>
          </table:table-cell>
          <table:table-cell table:number-columns-repeated="20"/>
        </table:table-row>
        <table:table-row table:style-name="ro1">
          <table:table-cell office:value-type="string">
            <text:p># weapons are listed in the order that they will be presented in the program</text:p>
          </table:table-cell>
          <table:table-cell table:number-columns-repeated="20"/>
        </table:table-row>
        <table:table-row table:style-name="ro2">
          <table:table-cell table:style-name="ce1" office:value-type="string">
            <text:p>#ID</text:p>
          </table:table-cell>
          <table:table-cell office:value-type="string">
            <text:p><text:tab/>TYPE</text:p>
          </table:table-cell>
          <table:table-cell office:value-type="string">
            <text:p><text:tab/><text:tab/><text:tab/>COST</text:p>
          </table:table-cell>
          <table:table-cell office:value-type="string">
            <text:p><text:tab/>WGHT</text:p>
          </table:table-cell>
          <table:table-cell office:value-type="string">
            <text:p><text:tab/>SPACE</text:p>
          </table:table-cell>
          <table:table-cell office:value-type="string">
            <text:p><text:tab/><text:tab/>SPD</text:p>
          </table:table-cell>
          <table:table-cell office:value-type="string">
            <text:p><text:tab/>DMGS</text:p>
          </table:table-cell>
          <table:table-cell office:value-type="string">
            <text:p><text:tab/>DMGL</text:p>
          </table:table-cell>
          <table:table-cell office:value-type="string">
            <text:p><text:tab/>EXCP</text:p>
          </table:table-cell>
          <table:table-cell office:value-type="string">
            <text:p><text:tab/>FLAGS<text:tab/></text:p>
          </table:table-cell>
          <table:table-cell office:value-type="string">
            <text:p>WvAC-0</text:p>
          </table:table-cell>
          <table:table-cell office:value-type="string">
            <text:p>WvAC-1</text:p>
          </table:table-cell>
          <table:table-cell office:value-type="string">
            <text:p>WvAC-2</text:p>
          </table:table-cell>
          <table:table-cell office:value-type="string">
            <text:p>WvAC-3</text:p>
          </table:table-cell>
          <table:table-cell office:value-type="string">
            <text:p>WvAC-4</text:p>
          </table:table-cell>
          <table:table-cell office:value-type="string">
            <text:p>WvAC-5</text:p>
          </table:table-cell>
          <table:table-cell office:value-type="string">
            <text:p>WvAC-6</text:p>
          </table:table-cell>
          <table:table-cell office:value-type="string">
            <text:p>WvAC-7</text:p>
          </table:table-cell>
          <table:table-cell office:value-type="string">
            <text:p>WvAC-8</text:p>
          </table:table-cell>
          <table:table-cell office:value-type="string">
            <text:p>WvAC-9</text:p>
          </table:table-cell>
          <table:table-cell office:value-type="string">
            <text:p>WvAC-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tab/>none</text:p>
          </table:table-cell>
          <table:table-cell office:value-type="string">
            <text:p><text:tab/><text:tab/><text:tab/><text:tab/>0</text:p>
          </table:table-cell>
          <table:table-cell table:number-columns-repeated="2" office:value-type="string">
            <text:p><text:tab/>0</text:p>
          </table:table-cell>
          <table:table-cell office:value-type="string">
            <text:p><text:tab/><text:tab/>0</text:p>
          </table:table-cell>
          <table:table-cell table:number-columns-repeated="2" office:value-type="string">
            <text:p><text:tab/>-</text:p>
          </table:table-cell>
          <table:table-cell office:value-type="string">
            <text:p><text:tab/>Y</text:p>
          </table:table-cell>
          <table:table-cell office:value-type="string">
            <text:p><text:tab/>00111</text:p>
          </table:table-cell>
          <table:table-cell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string">
            <text:p><text:tab/>axe_battle</text:p>
          </table:table-cell>
          <table:table-cell office:value-type="string">
            <text:p><text:tab/><text:tab/><text:tab/>5</text:p>
          </table:table-cell>
          <table:table-cell office:value-type="string">
            <text:p><text:tab/>75</text:p>
          </table:table-cell>
          <table:table-cell office:value-type="string">
            <text:p><text:tab/>4</text:p>
          </table:table-cell>
          <table:table-cell office:value-type="string">
            <text:p><text:tab/><text:tab/>7</text:p>
          </table:table-cell>
          <table:table-cell table:number-columns-repeated="2" office:value-type="string">
            <text:p><text:tab/>1-8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<text:tab/>axe_hand</text:p>
          </table:table-cell>
          <table:table-cell office:value-type="string">
            <text:p><text:tab/><text:tab/><text:tab/>1</text:p>
          </table:table-cell>
          <table:table-cell office:value-type="string">
            <text:p><text:tab/>50</text:p>
          </table:table-cell>
          <table:table-cell office:value-type="string">
            <text:p><text:tab/>1</text:p>
          </table:table-cell>
          <table:table-cell office:value-type="string">
            <text:p><text:tab/><text:tab/>4</text:p>
          </table:table-cell>
          <table:table-cell office:value-type="string">
            <text:p><text:tab/>1-6</text:p>
          </table:table-cell>
          <table:table-cell office:value-type="string">
            <text:p><text:tab/>1-4</text:p>
          </table:table-cell>
          <table:table-cell office:value-type="string">
            <text:p><text:tab/>Y</text:p>
          </table:table-cell>
          <table:table-cell office:value-type="string">
            <text:p><text:tab/>90000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<text:tab/>bardiche</text:p>
          </table:table-cell>
          <table:table-cell office:value-type="string">
            <text:p><text:tab/><text:tab/><text:tab/>7</text:p>
          </table:table-cell>
          <table:table-cell office:value-type="string">
            <text:p><text:tab/>125</text:p>
          </table:table-cell>
          <table:table-cell office:value-type="string">
            <text:p><text:tab/>5</text:p>
          </table:table-cell>
          <table:table-cell office:value-type="string">
            <text:p><text:tab/><text:tab/>9</text:p>
          </table:table-cell>
          <table:table-cell office:value-type="string">
            <text:p><text:tab/>2-8</text:p>
          </table:table-cell>
          <table:table-cell office:value-type="string">
            <text:p><text:tab/>3-12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<text:tab/>bec de corbin</text:p>
          </table:table-cell>
          <table:table-cell office:value-type="string">
            <text:p><text:tab/><text:tab/><text:tab/>6</text:p>
          </table:table-cell>
          <table:table-cell office:value-type="string">
            <text:p><text:tab/>100</text:p>
          </table:table-cell>
          <table:table-cell office:value-type="string">
            <text:p><text:tab/>6</text:p>
          </table:table-cell>
          <table:table-cell office:value-type="string">
            <text:p><text:tab/><text:tab/>9</text:p>
          </table:table-cell>
          <table:table-cell office:value-type="string">
            <text:p><text:tab/>1-8</text:p>
          </table:table-cell>
          <table:table-cell office:value-type="string">
            <text:p><text:tab/>1-6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<text:tab/>bill-guisarme</text:p>
          </table:table-cell>
          <table:table-cell office:value-type="string">
            <text:p><text:tab/><text:tab/><text:tab/>6</text:p>
          </table:table-cell>
          <table:table-cell office:value-type="string">
            <text:p><text:tab/>150</text:p>
          </table:table-cell>
          <table:table-cell office:value-type="string">
            <text:p><text:tab/>2</text:p>
          </table:table-cell>
          <table:table-cell office:value-type="string">
            <text:p><text:tab/><text:tab/>10</text:p>
          </table:table-cell>
          <table:table-cell office:value-type="string">
            <text:p><text:tab/>2-8</text:p>
          </table:table-cell>
          <table:table-cell office:value-type="string">
            <text:p><text:tab/>1-10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<text:tab/>bo stick</text:p>
          </table:table-cell>
          <table:table-cell office:value-type="string">
            <text:p><text:tab/><text:tab/><text:tab/>1</text:p>
          </table:table-cell>
          <table:table-cell office:value-type="string">
            <text:p><text:tab/>15</text:p>
          </table:table-cell>
          <table:table-cell office:value-type="string">
            <text:p><text:tab/>3</text:p>
          </table:table-cell>
          <table:table-cell office:value-type="string">
            <text:p><text:tab/><text:tab/>3</text:p>
          </table:table-cell>
          <table:table-cell office:value-type="string">
            <text:p><text:tab/>1-6</text:p>
          </table:table-cell>
          <table:table-cell office:value-type="string">
            <text:p><text:tab/>1-3</text:p>
          </table:table-cell>
          <table:table-cell office:value-type="string">
            <text:p><text:tab/>Y</text:p>
          </table:table-cell>
          <table:table-cell office:value-type="string">
            <text:p><text:tab/>00110</text:p>
          </table:table-cell>
          <table:table-cell office:value-type="float" office:value="-13">
            <text:p>-13</text:p>
          </table:table-cell>
          <table:table-cell office:value-type="float" office:value="-11">
            <text:p>-11</text:p>
          </table:table-cell>
          <table:table-cell office:value-type="float" office:value="-9">
            <text:p>-9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<text:tab/>bow_composite long</text:p>
          </table:table-cell>
          <table:table-cell office:value-type="string">
            <text:p><text:tab/><text:tab/>100</text:p>
          </table:table-cell>
          <table:table-cell office:value-type="string">
            <text:p><text:tab/>80</text:p>
          </table:table-cell>
          <table:table-cell office:value-type="string">
            <text:p><text:tab/>6_12_21</text:p>
          </table:table-cell>
          <table:table-cell office:value-type="string">
            <text:p><text:tab/>2</text:p>
          </table:table-cell>
          <table:table-cell table:number-columns-repeated="2" office:value-type="string">
            <text:p><text:tab/>1-6</text:p>
          </table:table-cell>
          <table:table-cell office:value-type="string">
            <text:p><text:tab/>N</text:p>
          </table:table-cell>
          <table:table-cell office:value-type="string">
            <text:p><text:tab/>10000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<text:tab/>*bow_composite long</text:p>
          </table:table-cell>
          <table:table-cell office:value-type="string">
            <text:p><text:tab/><text:tab/>400</text:p>
          </table:table-cell>
          <table:table-cell office:value-type="string">
            <text:p><text:tab/>80</text:p>
          </table:table-cell>
          <table:table-cell office:value-type="string">
            <text:p><text:tab/>6_12_21</text:p>
          </table:table-cell>
          <table:table-cell office:value-type="string">
            <text:p><text:tab/>2</text:p>
          </table:table-cell>
          <table:table-cell table:number-columns-repeated="2" office:value-type="string">
            <text:p><text:tab/>1-6</text:p>
          </table:table-cell>
          <table:table-cell office:value-type="string">
            <text:p><text:tab/>Y</text:p>
          </table:table-cell>
          <table:table-cell office:value-type="string">
            <text:p><text:tab/>10000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<text:tab/>bow_composite short</text:p>
          </table:table-cell>
          <table:table-cell office:value-type="string">
            <text:p><text:tab/><text:tab/>75</text:p>
          </table:table-cell>
          <table:table-cell office:value-type="string">
            <text:p><text:tab/>50</text:p>
          </table:table-cell>
          <table:table-cell office:value-type="string">
            <text:p><text:tab/>5_10_18</text:p>
          </table:table-cell>
          <table:table-cell office:value-type="string">
            <text:p><text:tab/>2</text:p>
          </table:table-cell>
          <table:table-cell table:number-columns-repeated="2" office:value-type="string">
            <text:p><text:tab/>1-6</text:p>
          </table:table-cell>
          <table:table-cell office:value-type="string">
            <text:p><text:tab/>N</text:p>
          </table:table-cell>
          <table:table-cell office:value-type="string">
            <text:p><text:tab/>1000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<text:tab/>*bow_composite short</text:p>
          </table:table-cell>
          <table:table-cell office:value-type="string">
            <text:p><text:tab/><text:tab/>300</text:p>
          </table:table-cell>
          <table:table-cell office:value-type="string">
            <text:p><text:tab/>50</text:p>
          </table:table-cell>
          <table:table-cell office:value-type="string">
            <text:p><text:tab/>5_10_18</text:p>
          </table:table-cell>
          <table:table-cell office:value-type="string">
            <text:p><text:tab/>2</text:p>
          </table:table-cell>
          <table:table-cell table:number-columns-repeated="2" office:value-type="string">
            <text:p><text:tab/>1-6</text:p>
          </table:table-cell>
          <table:table-cell office:value-type="string">
            <text:p><text:tab/>Y</text:p>
          </table:table-cell>
          <table:table-cell office:value-type="string">
            <text:p><text:tab/>1000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<text:tab/>bow_long</text:p>
          </table:table-cell>
          <table:table-cell office:value-type="string">
            <text:p><text:tab/><text:tab/><text:tab/>60</text:p>
          </table:table-cell>
          <table:table-cell office:value-type="string">
            <text:p><text:tab/>100</text:p>
          </table:table-cell>
          <table:table-cell office:value-type="string">
            <text:p><text:tab/>7_14_21</text:p>
          </table:table-cell>
          <table:table-cell office:value-type="string">
            <text:p><text:tab/>2</text:p>
          </table:table-cell>
          <table:table-cell table:number-columns-repeated="2" office:value-type="string">
            <text:p><text:tab/>1-6</text:p>
          </table:table-cell>
          <table:table-cell office:value-type="string">
            <text:p><text:tab/>N</text:p>
          </table:table-cell>
          <table:table-cell office:value-type="string">
            <text:p><text:tab/>10000</text:p>
          </table:table-cell>
          <table:table-cell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<text:tab/>*bow_long</text:p>
          </table:table-cell>
          <table:table-cell office:value-type="string">
            <text:p><text:tab/><text:tab/><text:tab/>240</text:p>
          </table:table-cell>
          <table:table-cell office:value-type="string">
            <text:p><text:tab/>100</text:p>
          </table:table-cell>
          <table:table-cell office:value-type="string">
            <text:p><text:tab/>7_14_21</text:p>
          </table:table-cell>
          <table:table-cell office:value-type="string">
            <text:p><text:tab/>2</text:p>
          </table:table-cell>
          <table:table-cell table:number-columns-repeated="2" office:value-type="string">
            <text:p><text:tab/>1-6</text:p>
          </table:table-cell>
          <table:table-cell office:value-type="string">
            <text:p><text:tab/>Y</text:p>
          </table:table-cell>
          <table:table-cell office:value-type="string">
            <text:p><text:tab/>10000</text:p>
          </table:table-cell>
          <table:table-cell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<text:tab/>bow_short</text:p>
          </table:table-cell>
          <table:table-cell office:value-type="string">
            <text:p><text:tab/><text:tab/><text:tab/>15</text:p>
          </table:table-cell>
          <table:table-cell office:value-type="string">
            <text:p><text:tab/>50</text:p>
          </table:table-cell>
          <table:table-cell office:value-type="string">
            <text:p><text:tab/>5_10_15</text:p>
          </table:table-cell>
          <table:table-cell office:value-type="string">
            <text:p><text:tab/>2</text:p>
          </table:table-cell>
          <table:table-cell table:number-columns-repeated="2" office:value-type="string">
            <text:p><text:tab/>1-6</text:p>
          </table:table-cell>
          <table:table-cell office:value-type="string">
            <text:p><text:tab/>N</text:p>
          </table:table-cell>
          <table:table-cell office:value-type="string">
            <text:p><text:tab/>10000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<text:tab/>*bow_short</text:p>
          </table:table-cell>
          <table:table-cell office:value-type="string">
            <text:p><text:tab/><text:tab/><text:tab/>60</text:p>
          </table:table-cell>
          <table:table-cell office:value-type="string">
            <text:p><text:tab/>50</text:p>
          </table:table-cell>
          <table:table-cell office:value-type="string">
            <text:p><text:tab/>5_10_15</text:p>
          </table:table-cell>
          <table:table-cell office:value-type="string">
            <text:p><text:tab/>2</text:p>
          </table:table-cell>
          <table:table-cell table:number-columns-repeated="2" office:value-type="string">
            <text:p><text:tab/>1-6</text:p>
          </table:table-cell>
          <table:table-cell office:value-type="string">
            <text:p><text:tab/>Y</text:p>
          </table:table-cell>
          <table:table-cell office:value-type="string">
            <text:p><text:tab/>10000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<text:tab/>club</text:p>
          </table:table-cell>
          <table:table-cell office:value-type="string">
            <text:p><text:tab/><text:tab/><text:tab/><text:tab/>1</text:p>
          </table:table-cell>
          <table:table-cell office:value-type="string">
            <text:p><text:tab/>30</text:p>
          </table:table-cell>
          <table:table-cell office:value-type="string">
            <text:p><text:tab/>3</text:p>
          </table:table-cell>
          <table:table-cell office:value-type="string">
            <text:p><text:tab/><text:tab/>4</text:p>
          </table:table-cell>
          <table:table-cell office:value-type="string">
            <text:p><text:tab/>1-6</text:p>
          </table:table-cell>
          <table:table-cell office:value-type="string">
            <text:p><text:tab/>1-3</text:p>
          </table:table-cell>
          <table:table-cell office:value-type="string">
            <text:p><text:tab/>Y</text:p>
          </table:table-cell>
          <table:table-cell office:value-type="string">
            <text:p><text:tab/>00110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<text:tab/>crossbow_heavy</text:p>
          </table:table-cell>
          <table:table-cell office:value-type="string">
            <text:p><text:tab/><text:tab/><text:tab/>20</text:p>
          </table:table-cell>
          <table:table-cell office:value-type="string">
            <text:p><text:tab/>80</text:p>
          </table:table-cell>
          <table:table-cell office:value-type="string">
            <text:p><text:tab/>8_16_24</text:p>
          </table:table-cell>
          <table:table-cell office:value-type="string">
            <text:p><text:tab/>1/2</text:p>
          </table:table-cell>
          <table:table-cell office:value-type="string">
            <text:p><text:tab/>2-5</text:p>
          </table:table-cell>
          <table:table-cell office:value-type="string">
            <text:p><text:tab/>2-7</text:p>
          </table:table-cell>
          <table:table-cell office:value-type="string">
            <text:p><text:tab/>N</text:p>
          </table:table-cell>
          <table:table-cell office:value-type="string">
            <text:p><text:tab/>20000</text:p>
          </table:table-cell>
          <table:table-cell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<text:tab/>crossbow_light</text:p>
          </table:table-cell>
          <table:table-cell office:value-type="string">
            <text:p><text:tab/><text:tab/><text:tab/>12</text:p>
          </table:table-cell>
          <table:table-cell office:value-type="string">
            <text:p><text:tab/>50</text:p>
          </table:table-cell>
          <table:table-cell office:value-type="string">
            <text:p><text:tab/>5_10_15</text:p>
          </table:table-cell>
          <table:table-cell office:value-type="string">
            <text:p><text:tab/>1</text:p>
          </table:table-cell>
          <table:table-cell table:number-columns-repeated="2" office:value-type="string">
            <text:p><text:tab/>1-4</text:p>
          </table:table-cell>
          <table:table-cell office:value-type="string">
            <text:p><text:tab/>N</text:p>
          </table:table-cell>
          <table:table-cell office:value-type="string">
            <text:p><text:tab/>20000</text:p>
          </table:table-cell>
          <table:table-cell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<text:tab/>dagger</text:p>
          </table:table-cell>
          <table:table-cell office:value-type="string">
            <text:p><text:tab/><text:tab/><text:tab/><text:tab/>2</text:p>
          </table:table-cell>
          <table:table-cell office:value-type="string">
            <text:p><text:tab/>10</text:p>
          </table:table-cell>
          <table:table-cell office:value-type="string">
            <text:p><text:tab/>1</text:p>
          </table:table-cell>
          <table:table-cell office:value-type="string">
            <text:p><text:tab/><text:tab/>2</text:p>
          </table:table-cell>
          <table:table-cell table:number-columns-repeated="2" office:value-type="string">
            <text:p><text:tab/>1-4</text:p>
          </table:table-cell>
          <table:table-cell office:value-type="string">
            <text:p><text:tab/>Y</text:p>
          </table:table-cell>
          <table:table-cell office:value-type="string">
            <text:p><text:tab/>90211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<text:tab/>dart</text:p>
          </table:table-cell>
          <table:table-cell office:value-type="string">
            <text:p><text:tab/><text:tab/><text:tab/><text:tab/>5s</text:p>
          </table:table-cell>
          <table:table-cell office:value-type="string">
            <text:p><text:tab/>5</text:p>
          </table:table-cell>
          <table:table-cell office:value-type="string">
            <text:p><text:tab/> 1/2_3_4 1/2</text:p>
          </table:table-cell>
          <table:table-cell office:value-type="string">
            <text:p><text:tab/>3</text:p>
          </table:table-cell>
          <table:table-cell office:value-type="string">
            <text:p><text:tab/>1-3</text:p>
          </table:table-cell>
          <table:table-cell office:value-type="string">
            <text:p><text:tab/>1-2</text:p>
          </table:table-cell>
          <table:table-cell office:value-type="string">
            <text:p><text:tab/>Y</text:p>
          </table:table-cell>
          <table:table-cell office:value-type="string">
            <text:p><text:tab/>80211 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1119">
            <text:p>1119</text:p>
          </table:table-cell>
          <table:table-cell office:value-type="string">
            <text:p><text:tab/>fauchard</text:p>
          </table:table-cell>
          <table:table-cell office:value-type="string">
            <text:p><text:tab/><text:tab/><text:tab/>3</text:p>
          </table:table-cell>
          <table:table-cell office:value-type="string">
            <text:p><text:tab/>60</text:p>
          </table:table-cell>
          <table:table-cell office:value-type="string">
            <text:p><text:tab/>2</text:p>
          </table:table-cell>
          <table:table-cell office:value-type="string">
            <text:p><text:tab/><text:tab/>8</text:p>
          </table:table-cell>
          <table:table-cell office:value-type="string">
            <text:p><text:tab/>1-6</text:p>
          </table:table-cell>
          <table:table-cell office:value-type="string">
            <text:p><text:tab/>1-8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string">
            <text:p><text:tab/>fauchard-fork</text:p>
          </table:table-cell>
          <table:table-cell office:value-type="string">
            <text:p><text:tab/><text:tab/><text:tab/>8</text:p>
          </table:table-cell>
          <table:table-cell office:value-type="string">
            <text:p><text:tab/>80</text:p>
          </table:table-cell>
          <table:table-cell office:value-type="string">
            <text:p><text:tab/>2</text:p>
          </table:table-cell>
          <table:table-cell office:value-type="string">
            <text:p><text:tab/><text:tab/>8</text:p>
          </table:table-cell>
          <table:table-cell office:value-type="string">
            <text:p><text:tab/>1-8</text:p>
          </table:table-cell>
          <table:table-cell office:value-type="string">
            <text:p><text:tab/>1-10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2" office:value-type="float" office:value="-2">
            <text:p>-2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<text:tab/>flail_footman's</text:p>
          </table:table-cell>
          <table:table-cell office:value-type="string">
            <text:p><text:tab/><text:tab/>3</text:p>
          </table:table-cell>
          <table:table-cell office:value-type="string">
            <text:p><text:tab/>150</text:p>
          </table:table-cell>
          <table:table-cell office:value-type="string">
            <text:p><text:tab/>6</text:p>
          </table:table-cell>
          <table:table-cell office:value-type="string">
            <text:p><text:tab/><text:tab/>7</text:p>
          </table:table-cell>
          <table:table-cell office:value-type="string">
            <text:p><text:tab/>2-7</text:p>
          </table:table-cell>
          <table:table-cell office:value-type="string">
            <text:p><text:s/><text:tab/>2-8</text:p>
          </table:table-cell>
          <table:table-cell office:value-type="string">
            <text:p><text:tab/>Y</text:p>
          </table:table-cell>
          <table:table-cell office:value-type="string">
            <text:p><text:tab/>001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<text:tab/>flail_horseman's</text:p>
          </table:table-cell>
          <table:table-cell office:value-type="string">
            <text:p><text:tab/><text:tab/>8</text:p>
          </table:table-cell>
          <table:table-cell office:value-type="string">
            <text:p><text:tab/>35</text:p>
          </table:table-cell>
          <table:table-cell office:value-type="string">
            <text:p><text:tab/>4</text:p>
          </table:table-cell>
          <table:table-cell office:value-type="string">
            <text:p><text:tab/><text:tab/>6</text:p>
          </table:table-cell>
          <table:table-cell table:number-columns-repeated="2" office:value-type="string">
            <text:p><text:tab/>2-5</text:p>
          </table:table-cell>
          <table:table-cell office:value-type="string">
            <text:p><text:tab/>Y</text:p>
          </table:table-cell>
          <table:table-cell office:value-type="string">
            <text:p><text:tab/>00100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<text:tab/>fork_military</text:p>
          </table:table-cell>
          <table:table-cell office:value-type="string">
            <text:p><text:tab/><text:tab/><text:tab/>4</text:p>
          </table:table-cell>
          <table:table-cell office:value-type="string">
            <text:p><text:tab/>75</text:p>
          </table:table-cell>
          <table:table-cell office:value-type="string">
            <text:p><text:tab/>1</text:p>
          </table:table-cell>
          <table:table-cell office:value-type="string">
            <text:p><text:tab/><text:tab/>7</text:p>
          </table:table-cell>
          <table:table-cell office:value-type="string">
            <text:p><text:tab/>1-8</text:p>
          </table:table-cell>
          <table:table-cell office:value-type="string">
            <text:p><text:tab/>2-8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4">
            <text:p>1124</text:p>
          </table:table-cell>
          <table:table-cell office:value-type="string">
            <text:p><text:tab/>glaive</text:p>
          </table:table-cell>
          <table:table-cell office:value-type="string">
            <text:p><text:tab/><text:tab/><text:tab/><text:tab/>6</text:p>
          </table:table-cell>
          <table:table-cell office:value-type="string">
            <text:p><text:tab/>75</text:p>
          </table:table-cell>
          <table:table-cell office:value-type="string">
            <text:p><text:tab/>1</text:p>
          </table:table-cell>
          <table:table-cell office:value-type="string">
            <text:p><text:tab/><text:tab/>8</text:p>
          </table:table-cell>
          <table:table-cell office:value-type="string">
            <text:p><text:tab/>1-6</text:p>
          </table:table-cell>
          <table:table-cell office:value-type="string">
            <text:p><text:tab/>1-10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2"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string">
            <text:p><text:tab/>glaive-guisarme</text:p>
          </table:table-cell>
          <table:table-cell office:value-type="string">
            <text:p><text:tab/><text:tab/>10</text:p>
          </table:table-cell>
          <table:table-cell office:value-type="string">
            <text:p><text:tab/>100</text:p>
          </table:table-cell>
          <table:table-cell office:value-type="string">
            <text:p><text:tab/>1</text:p>
          </table:table-cell>
          <table:table-cell office:value-type="string">
            <text:p><text:tab/><text:tab/>9</text:p>
          </table:table-cell>
          <table:table-cell office:value-type="string">
            <text:p><text:tab/>2-8</text:p>
          </table:table-cell>
          <table:table-cell office:value-type="string">
            <text:p><text:tab/>2-12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2"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126">
            <text:p>1126</text:p>
          </table:table-cell>
          <table:table-cell office:value-type="string">
            <text:p><text:tab/>guisarme</text:p>
          </table:table-cell>
          <table:table-cell office:value-type="string">
            <text:p><text:tab/><text:tab/><text:tab/>5</text:p>
          </table:table-cell>
          <table:table-cell office:value-type="string">
            <text:p><text:tab/>80</text:p>
          </table:table-cell>
          <table:table-cell office:value-type="string">
            <text:p><text:tab/>2</text:p>
          </table:table-cell>
          <table:table-cell office:value-type="string">
            <text:p><text:tab/><text:tab/>8</text:p>
          </table:table-cell>
          <table:table-cell office:value-type="string">
            <text:p><text:tab/>2-8</text:p>
          </table:table-cell>
          <table:table-cell office:value-type="string">
            <text:p><text:tab/>1-8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office:value-type="string">
            <text:p><text:tab/>guisarme-volge</text:p>
          </table:table-cell>
          <table:table-cell office:value-type="string">
            <text:p><text:tab/><text:tab/><text:tab/>7</text:p>
          </table:table-cell>
          <table:table-cell office:value-type="string">
            <text:p><text:tab/>150</text:p>
          </table:table-cell>
          <table:table-cell office:value-type="string">
            <text:p><text:tab/>3</text:p>
          </table:table-cell>
          <table:table-cell office:value-type="string">
            <text:p><text:tab/><text:tab/>10</text:p>
          </table:table-cell>
          <table:table-cell table:number-columns-repeated="2" office:value-type="string">
            <text:p><text:tab/>2-8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2"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<text:tab/>halberd</text:p>
          </table:table-cell>
          <table:table-cell office:value-type="string">
            <text:p><text:tab/><text:tab/><text:tab/>9</text:p>
          </table:table-cell>
          <table:table-cell office:value-type="string">
            <text:p><text:tab/>175</text:p>
          </table:table-cell>
          <table:table-cell office:value-type="string">
            <text:p><text:tab/>5</text:p>
          </table:table-cell>
          <table:table-cell office:value-type="string">
            <text:p><text:tab/><text:tab/>9</text:p>
          </table:table-cell>
          <table:table-cell office:value-type="string">
            <text:p><text:tab/>1-10</text:p>
          </table:table-cell>
          <table:table-cell office:value-type="string">
            <text:p><text:tab/>2-12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office:value-type="string">
            <text:p><text:tab/>hammer_lucern</text:p>
          </table:table-cell>
          <table:table-cell office:value-type="string">
            <text:p><text:tab/><text:tab/><text:tab/>7</text:p>
          </table:table-cell>
          <table:table-cell office:value-type="string">
            <text:p><text:tab/>150</text:p>
          </table:table-cell>
          <table:table-cell office:value-type="string">
            <text:p><text:tab/>5</text:p>
          </table:table-cell>
          <table:table-cell office:value-type="string">
            <text:p><text:tab/><text:tab/>9</text:p>
          </table:table-cell>
          <table:table-cell office:value-type="string">
            <text:p><text:tab/>2-8</text:p>
          </table:table-cell>
          <table:table-cell office:value-type="string">
            <text:p><text:tab/>1-6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<text:tab/>hammer</text:p>
          </table:table-cell>
          <table:table-cell office:value-type="string">
            <text:p><text:tab/><text:tab/><text:tab/><text:tab/>1</text:p>
          </table:table-cell>
          <table:table-cell office:value-type="string">
            <text:p><text:tab/>50</text:p>
          </table:table-cell>
          <table:table-cell office:value-type="string">
            <text:p><text:tab/>5</text:p>
          </table:table-cell>
          <table:table-cell office:value-type="string">
            <text:p><text:tab/><text:tab/>4</text:p>
          </table:table-cell>
          <table:table-cell office:value-type="string">
            <text:p><text:tab/>2-5</text:p>
          </table:table-cell>
          <table:table-cell office:value-type="string">
            <text:p><text:tab/>1-4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<text:tab/>javelin</text:p>
          </table:table-cell>
          <table:table-cell office:value-type="string">
            <text:p><text:tab/><text:tab/><text:tab/>10s</text:p>
          </table:table-cell>
          <table:table-cell office:value-type="string">
            <text:p><text:tab/>20</text:p>
          </table:table-cell>
          <table:table-cell office:value-type="string">
            <text:p><text:tab/>2_4_6</text:p>
          </table:table-cell>
          <table:table-cell office:value-type="string">
            <text:p><text:tab/><text:tab/>1</text:p>
          </table:table-cell>
          <table:table-cell table:number-columns-repeated="2" office:value-type="string">
            <text:p><text:tab/>1-6</text:p>
          </table:table-cell>
          <table:table-cell office:value-type="string">
            <text:p><text:tab/>Y</text:p>
          </table:table-cell>
          <table:table-cell office:value-type="string">
            <text:p><text:tab/>90000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2">
            <text:p>1132</text:p>
          </table:table-cell>
          <table:table-cell office:value-type="string">
            <text:p><text:tab/>jo stick</text:p>
          </table:table-cell>
          <table:table-cell office:value-type="string">
            <text:p><text:tab/><text:tab/><text:tab/>1</text:p>
          </table:table-cell>
          <table:table-cell office:value-type="string">
            <text:p><text:tab/>40</text:p>
          </table:table-cell>
          <table:table-cell office:value-type="string">
            <text:p><text:tab/>2</text:p>
          </table:table-cell>
          <table:table-cell office:value-type="string">
            <text:p><text:tab/><text:tab/>2</text:p>
          </table:table-cell>
          <table:table-cell table:number-columns-repeated="2" office:value-type="string">
            <text:p><text:tab/>1-6</text:p>
          </table:table-cell>
          <table:table-cell office:value-type="string">
            <text:p><text:tab/>Y</text:p>
          </table:table-cell>
          <table:table-cell office:value-type="string">
            <text:p><text:tab/>00100<text:tab/></text:p>
          </table:table-cell>
          <table:table-cell office:value-type="float" office:value="-10">
            <text:p>-10</text:p>
          </table:table-cell>
          <table:table-cell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<text:tab/>lance_light horse</text:p>
          </table:table-cell>
          <table:table-cell office:value-type="string">
            <text:p><text:tab/><text:tab/>6</text:p>
          </table:table-cell>
          <table:table-cell office:value-type="string">
            <text:p><text:tab/>50</text:p>
          </table:table-cell>
          <table:table-cell office:value-type="string">
            <text:p><text:tab/>1</text:p>
          </table:table-cell>
          <table:table-cell office:value-type="string">
            <text:p><text:tab/><text:tab/>8</text:p>
          </table:table-cell>
          <table:table-cell office:value-type="string">
            <text:p><text:tab/>1-6</text:p>
          </table:table-cell>
          <table:table-cell office:value-type="string">
            <text:p><text:tab/>1-8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<text:tab/>lance_medium horse</text:p>
          </table:table-cell>
          <table:table-cell office:value-type="string">
            <text:p><text:tab/><text:tab/>6</text:p>
          </table:table-cell>
          <table:table-cell office:value-type="string">
            <text:p><text:tab/>100</text:p>
          </table:table-cell>
          <table:table-cell office:value-type="string">
            <text:p><text:tab/>1</text:p>
          </table:table-cell>
          <table:table-cell office:value-type="string">
            <text:p><text:tab/><text:tab/>7</text:p>
          </table:table-cell>
          <table:table-cell office:value-type="string">
            <text:p><text:tab/>2-7</text:p>
          </table:table-cell>
          <table:table-cell office:value-type="string">
            <text:p><text:tab/>2-12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<text:tab/>lance_heavy horse</text:p>
          </table:table-cell>
          <table:table-cell office:value-type="string">
            <text:p><text:tab/><text:tab/>6</text:p>
          </table:table-cell>
          <table:table-cell office:value-type="string">
            <text:p><text:tab/>150</text:p>
          </table:table-cell>
          <table:table-cell office:value-type="string">
            <text:p><text:tab/>1</text:p>
          </table:table-cell>
          <table:table-cell office:value-type="string">
            <text:p><text:tab/><text:tab/>6</text:p>
          </table:table-cell>
          <table:table-cell office:value-type="string">
            <text:p><text:tab/>3-9</text:p>
          </table:table-cell>
          <table:table-cell office:value-type="string">
            <text:p><text:tab/>3-18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<text:tab/>mace_footman's</text:p>
          </table:table-cell>
          <table:table-cell office:value-type="string">
            <text:p><text:tab/><text:tab/><text:tab/>8</text:p>
          </table:table-cell>
          <table:table-cell office:value-type="string">
            <text:p><text:tab/>100</text:p>
          </table:table-cell>
          <table:table-cell office:value-type="string">
            <text:p><text:tab/>4</text:p>
          </table:table-cell>
          <table:table-cell office:value-type="string">
            <text:p><text:tab/><text:tab/>7</text:p>
          </table:table-cell>
          <table:table-cell office:value-type="string">
            <text:p><text:tab/>2-7</text:p>
          </table:table-cell>
          <table:table-cell office:value-type="string">
            <text:p><text:tab/>1-6</text:p>
          </table:table-cell>
          <table:table-cell office:value-type="string">
            <text:p><text:tab/>Y</text:p>
          </table:table-cell>
          <table:table-cell office:value-type="string">
            <text:p><text:tab/>001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<text:tab/>mace_horseman's</text:p>
          </table:table-cell>
          <table:table-cell office:value-type="string">
            <text:p><text:tab/><text:tab/>4</text:p>
          </table:table-cell>
          <table:table-cell office:value-type="string">
            <text:p><text:tab/>50</text:p>
          </table:table-cell>
          <table:table-cell office:value-type="string">
            <text:p><text:tab/>2</text:p>
          </table:table-cell>
          <table:table-cell office:value-type="string">
            <text:p><text:tab/><text:tab/>6</text:p>
          </table:table-cell>
          <table:table-cell office:value-type="string">
            <text:p><text:tab/>1-6</text:p>
          </table:table-cell>
          <table:table-cell office:value-type="string">
            <text:p><text:tab/>1-4</text:p>
          </table:table-cell>
          <table:table-cell office:value-type="string">
            <text:p><text:tab/>Y</text:p>
          </table:table-cell>
          <table:table-cell office:value-type="string">
            <text:p><text:tab/>001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<text:tab/>morning star</text:p>
          </table:table-cell>
          <table:table-cell office:value-type="string">
            <text:p><text:tab/><text:tab/><text:tab/>5</text:p>
          </table:table-cell>
          <table:table-cell office:value-type="string">
            <text:p><text:tab/>125</text:p>
          </table:table-cell>
          <table:table-cell office:value-type="string">
            <text:p><text:tab/>5</text:p>
          </table:table-cell>
          <table:table-cell office:value-type="string">
            <text:p><text:tab/><text:tab/>7</text:p>
          </table:table-cell>
          <table:table-cell office:value-type="string">
            <text:p><text:tab/>2-8</text:p>
          </table:table-cell>
          <table:table-cell office:value-type="string">
            <text:p><text:tab/>2-7</text:p>
          </table:table-cell>
          <table:table-cell office:value-type="string">
            <text:p><text:tab/>Y</text:p>
          </table:table-cell>
          <table:table-cell office:value-type="string">
            <text:p><text:tab/>00100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<text:tab/>partisan</text:p>
          </table:table-cell>
          <table:table-cell office:value-type="string">
            <text:p><text:tab/><text:tab/><text:tab/>10</text:p>
          </table:table-cell>
          <table:table-cell office:value-type="string">
            <text:p><text:tab/>80</text:p>
          </table:table-cell>
          <table:table-cell office:value-type="string">
            <text:p><text:tab/>3</text:p>
          </table:table-cell>
          <table:table-cell office:value-type="string">
            <text:p><text:tab/><text:tab/>9</text:p>
          </table:table-cell>
          <table:table-cell office:value-type="string">
            <text:p><text:tab/>1-6</text:p>
          </table:table-cell>
          <table:table-cell office:value-type="string">
            <text:p><text:tab/>2-7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<text:tab/>pick_footman's</text:p>
          </table:table-cell>
          <table:table-cell office:value-type="string">
            <text:p><text:tab/><text:tab/><text:tab/>8</text:p>
          </table:table-cell>
          <table:table-cell office:value-type="string">
            <text:p><text:tab/>60</text:p>
          </table:table-cell>
          <table:table-cell office:value-type="string">
            <text:p><text:tab/>4</text:p>
          </table:table-cell>
          <table:table-cell office:value-type="string">
            <text:p><text:tab/><text:tab/>7</text:p>
          </table:table-cell>
          <table:table-cell office:value-type="string">
            <text:p><text:tab/>2-7</text:p>
          </table:table-cell>
          <table:table-cell office:value-type="string">
            <text:p><text:tab/>2-8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<text:tab/>pick_horseman's</text:p>
          </table:table-cell>
          <table:table-cell office:value-type="string">
            <text:p><text:tab/><text:tab/>4</text:p>
          </table:table-cell>
          <table:table-cell office:value-type="string">
            <text:p><text:tab/>40</text:p>
          </table:table-cell>
          <table:table-cell office:value-type="string">
            <text:p><text:tab/>2</text:p>
          </table:table-cell>
          <table:table-cell office:value-type="string">
            <text:p><text:tab/><text:tab/>5</text:p>
          </table:table-cell>
          <table:table-cell office:value-type="string">
            <text:p><text:tab/>2-5</text:p>
          </table:table-cell>
          <table:table-cell office:value-type="string">
            <text:p><text:tab/>1-4</text:p>
          </table:table-cell>
          <table:table-cell office:value-type="string">
            <text:p><text:tab/>Y</text:p>
          </table:table-cell>
          <table:table-cell office:value-type="string">
            <text:p><text:tab/>00000<text:tab/><text:tab/>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<text:tab/>pike_awl</text:p>
          </table:table-cell>
          <table:table-cell office:value-type="string">
            <text:p><text:tab/><text:tab/><text:tab/>3</text:p>
          </table:table-cell>
          <table:table-cell office:value-type="string">
            <text:p><text:tab/>80</text:p>
          </table:table-cell>
          <table:table-cell office:value-type="string">
            <text:p><text:tab/>1</text:p>
          </table:table-cell>
          <table:table-cell office:value-type="string">
            <text:p><text:tab/><text:tab/>13</text:p>
          </table:table-cell>
          <table:table-cell office:value-type="string">
            <text:p><text:tab/>1-6</text:p>
          </table:table-cell>
          <table:table-cell office:value-type="string">
            <text:p><text:tab/>1-12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3"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143">
            <text:p>1143</text:p>
          </table:table-cell>
          <table:table-cell office:value-type="string">
            <text:p><text:tab/>ranseur</text:p>
          </table:table-cell>
          <table:table-cell office:value-type="string">
            <text:p><text:tab/><text:tab/><text:tab/>4</text:p>
          </table:table-cell>
          <table:table-cell office:value-type="string">
            <text:p><text:tab/>50</text:p>
          </table:table-cell>
          <table:table-cell office:value-type="string">
            <text:p><text:tab/>1</text:p>
          </table:table-cell>
          <table:table-cell office:value-type="string">
            <text:p><text:tab/><text:tab/>8</text:p>
          </table:table-cell>
          <table:table-cell table:number-columns-repeated="2" office:value-type="string">
            <text:p><text:tab/>2-8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2"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<text:tab/>scimitar</text:p>
          </table:table-cell>
          <table:table-cell office:value-type="string">
            <text:p><text:tab/><text:tab/><text:tab/>15</text:p>
          </table:table-cell>
          <table:table-cell office:value-type="string">
            <text:p><text:tab/>40</text:p>
          </table:table-cell>
          <table:table-cell office:value-type="string">
            <text:p><text:tab/>2</text:p>
          </table:table-cell>
          <table:table-cell office:value-type="string">
            <text:p><text:tab/><text:tab/>4</text:p>
          </table:table-cell>
          <table:table-cell table:number-columns-repeated="2" office:value-type="string">
            <text:p><text:tab/>1-8</text:p>
          </table:table-cell>
          <table:table-cell office:value-type="string">
            <text:p><text:tab/>Y</text:p>
          </table:table-cell>
          <table:table-cell office:value-type="string">
            <text:p><text:tab/>00200</text:p>
          </table:table-cell>
          <table:table-cell office:value-type="float" office:value="-4">
            <text:p>-4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<text:tab/>sling</text:p>
          </table:table-cell>
          <table:table-cell office:value-type="string">
            <text:p><text:tab/><text:tab/><text:tab/><text:tab/>9s</text:p>
          </table:table-cell>
          <table:table-cell office:value-type="string">
            <text:p><text:tab/>1</text:p>
          </table:table-cell>
          <table:table-cell office:value-type="string">
            <text:p><text:tab/>5_10_20</text:p>
          </table:table-cell>
          <table:table-cell office:value-type="string">
            <text:p><text:tab/>1</text:p>
          </table:table-cell>
          <table:table-cell office:value-type="string">
            <text:p><text:tab/>2-5</text:p>
          </table:table-cell>
          <table:table-cell office:value-type="string">
            <text:p><text:tab/>2-7</text:p>
          </table:table-cell>
          <table:table-cell office:value-type="string">
            <text:p><text:tab/>N</text:p>
          </table:table-cell>
          <table:table-cell office:value-type="string">
            <text:p><text:tab/>3001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<text:tab/>*sling</text:p>
          </table:table-cell>
          <table:table-cell office:value-type="string">
            <text:p><text:tab/><text:tab/><text:tab/><text:tab/>1</text:p>
          </table:table-cell>
          <table:table-cell office:value-type="string">
            <text:p><text:tab/>1</text:p>
          </table:table-cell>
          <table:table-cell office:value-type="string">
            <text:p><text:tab/>5_10_20</text:p>
          </table:table-cell>
          <table:table-cell office:value-type="string">
            <text:p><text:tab/>1</text:p>
          </table:table-cell>
          <table:table-cell office:value-type="string">
            <text:p><text:tab/>2-5</text:p>
          </table:table-cell>
          <table:table-cell office:value-type="string">
            <text:p><text:tab/>2-7</text:p>
          </table:table-cell>
          <table:table-cell office:value-type="string">
            <text:p><text:tab/>Y</text:p>
          </table:table-cell>
          <table:table-cell office:value-type="string">
            <text:p><text:tab/>3021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<text:tab/>spear</text:p>
          </table:table-cell>
          <table:table-cell office:value-type="string">
            <text:p><text:tab/><text:tab/><text:tab/><text:tab/>1</text:p>
          </table:table-cell>
          <table:table-cell office:value-type="string">
            <text:p><text:tab/>50</text:p>
          </table:table-cell>
          <table:table-cell office:value-type="string">
            <text:p><text:tab/>1</text:p>
          </table:table-cell>
          <table:table-cell office:value-type="string">
            <text:p><text:tab/><text:tab/>7</text:p>
          </table:table-cell>
          <table:table-cell office:value-type="string">
            <text:p><text:tab/>1-6</text:p>
          </table:table-cell>
          <table:table-cell office:value-type="string">
            <text:p><text:tab/>1-8</text:p>
          </table:table-cell>
          <table:table-cell office:value-type="string">
            <text:p><text:tab/>Y</text:p>
          </table:table-cell>
          <table:table-cell office:value-type="string">
            <text:p><text:tab/>90200</text:p>
          </table:table-cell>
          <table:table-cell table:number-columns-repeated="3" office:value-type="float" office:value="-2">
            <text:p>-2</text:p>
          </table:table-cell>
          <table:table-cell table:number-columns-repeated="3"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148">
            <text:p>1148</text:p>
          </table:table-cell>
          <table:table-cell office:value-type="string">
            <text:p><text:tab/>spetum</text:p>
          </table:table-cell>
          <table:table-cell office:value-type="string">
            <text:p><text:tab/><text:tab/><text:tab/><text:tab/>3</text:p>
          </table:table-cell>
          <table:table-cell office:value-type="string">
            <text:p><text:tab/>50</text:p>
          </table:table-cell>
          <table:table-cell office:value-type="string">
            <text:p><text:tab/>1</text:p>
          </table:table-cell>
          <table:table-cell office:value-type="string">
            <text:p><text:tab/><text:tab/>8</text:p>
          </table:table-cell>
          <table:table-cell office:value-type="string">
            <text:p><text:tab/>2-7</text:p>
          </table:table-cell>
          <table:table-cell office:value-type="string">
            <text:p><text:tab/>2-12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3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<text:tab/>staff_quarter</text:p>
          </table:table-cell>
          <table:table-cell office:value-type="string">
            <text:p><text:tab/><text:tab/><text:tab/>1</text:p>
          </table:table-cell>
          <table:table-cell office:value-type="string">
            <text:p><text:tab/>50</text:p>
          </table:table-cell>
          <table:table-cell office:value-type="string">
            <text:p><text:tab/>3</text:p>
          </table:table-cell>
          <table:table-cell office:value-type="string">
            <text:p><text:tab/><text:tab/>4</text:p>
          </table:table-cell>
          <table:table-cell table:number-columns-repeated="2" office:value-type="string">
            <text:p><text:tab/>1-6</text:p>
          </table:table-cell>
          <table:table-cell office:value-type="string">
            <text:p><text:tab/>Y</text:p>
          </table:table-cell>
          <table:table-cell office:value-type="string">
            <text:p><text:tab/>500111</text:p>
          </table:table-cell>
          <table:table-cell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<text:tab/>sword_bastard</text:p>
          </table:table-cell>
          <table:table-cell office:value-type="string">
            <text:p><text:tab/><text:tab/><text:tab/>25</text:p>
          </table:table-cell>
          <table:table-cell office:value-type="string">
            <text:p><text:tab/>100</text:p>
          </table:table-cell>
          <table:table-cell office:value-type="string">
            <text:p><text:tab/>4</text:p>
          </table:table-cell>
          <table:table-cell office:value-type="string">
            <text:p><text:tab/><text:tab/>6</text:p>
          </table:table-cell>
          <table:table-cell office:value-type="string">
            <text:p><text:tab/>2-8</text:p>
          </table:table-cell>
          <table:table-cell office:value-type="string">
            <text:p><text:tab/>2-16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<text:tab/>sword_broad</text:p>
          </table:table-cell>
          <table:table-cell office:value-type="string">
            <text:p><text:tab/><text:tab/><text:tab/>10</text:p>
          </table:table-cell>
          <table:table-cell office:value-type="string">
            <text:p><text:tab/>75</text:p>
          </table:table-cell>
          <table:table-cell office:value-type="string">
            <text:p><text:tab/>3 1/2</text:p>
          </table:table-cell>
          <table:table-cell office:value-type="string">
            <text:p><text:tab/><text:tab/>5</text:p>
          </table:table-cell>
          <table:table-cell office:value-type="string">
            <text:p><text:tab/>2-8</text:p>
          </table:table-cell>
          <table:table-cell office:value-type="string">
            <text:p><text:tab/>2-7</text:p>
          </table:table-cell>
          <table:table-cell office:value-type="string">
            <text:p><text:tab/>Y</text:p>
          </table:table-cell>
          <table:table-cell office:value-type="string">
            <text:p><text:tab/>00010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<text:tab/>sword_long</text:p>
          </table:table-cell>
          <table:table-cell office:value-type="string">
            <text:p><text:tab/><text:tab/><text:tab/>15</text:p>
          </table:table-cell>
          <table:table-cell office:value-type="string">
            <text:p><text:tab/>60</text:p>
          </table:table-cell>
          <table:table-cell office:value-type="string">
            <text:p><text:tab/>3</text:p>
          </table:table-cell>
          <table:table-cell office:value-type="string">
            <text:p><text:tab/><text:tab/>5</text:p>
          </table:table-cell>
          <table:table-cell office:value-type="string">
            <text:p><text:tab/>1-8</text:p>
          </table:table-cell>
          <table:table-cell office:value-type="string">
            <text:p><text:tab/>1-12</text:p>
          </table:table-cell>
          <table:table-cell office:value-type="string">
            <text:p><text:tab/>Y</text:p>
          </table:table-cell>
          <table:table-cell office:value-type="string">
            <text:p><text:tab/>00010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<text:tab/>sword_short</text:p>
          </table:table-cell>
          <table:table-cell office:value-type="string">
            <text:p><text:tab/><text:tab/><text:tab/>8</text:p>
          </table:table-cell>
          <table:table-cell office:value-type="string">
            <text:p><text:tab/>35</text:p>
          </table:table-cell>
          <table:table-cell office:value-type="string">
            <text:p><text:tab/>2</text:p>
          </table:table-cell>
          <table:table-cell office:value-type="string">
            <text:p><text:tab/><text:tab/>3</text:p>
          </table:table-cell>
          <table:table-cell office:value-type="string">
            <text:p><text:tab/>1-6</text:p>
          </table:table-cell>
          <table:table-cell office:value-type="string">
            <text:p><text:tab/>1-8</text:p>
          </table:table-cell>
          <table:table-cell office:value-type="string">
            <text:p><text:tab/>Y</text:p>
          </table:table-cell>
          <table:table-cell office:value-type="string">
            <text:p><text:tab/>00010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<text:tab/>sword_two handed</text:p>
          </table:table-cell>
          <table:table-cell office:value-type="string">
            <text:p><text:tab/><text:tab/>30</text:p>
          </table:table-cell>
          <table:table-cell office:value-type="string">
            <text:p><text:tab/>250</text:p>
          </table:table-cell>
          <table:table-cell office:value-type="string">
            <text:p><text:tab/>6</text:p>
          </table:table-cell>
          <table:table-cell office:value-type="string">
            <text:p><text:tab/><text:tab/>10</text:p>
          </table:table-cell>
          <table:table-cell office:value-type="string">
            <text:p><text:tab/>1-10</text:p>
          </table:table-cell>
          <table:table-cell office:value-type="string">
            <text:p><text:tab/>3-18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6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<text:tab/>trident</text:p>
          </table:table-cell>
          <table:table-cell office:value-type="string">
            <text:p><text:tab/><text:tab/><text:tab/>4</text:p>
          </table:table-cell>
          <table:table-cell office:value-type="string">
            <text:p><text:tab/>50</text:p>
          </table:table-cell>
          <table:table-cell office:value-type="string">
            <text:p><text:tab/>1</text:p>
          </table:table-cell>
          <table:table-cell office:value-type="string">
            <text:p><text:tab/><text:tab/>7</text:p>
          </table:table-cell>
          <table:table-cell office:value-type="string">
            <text:p><text:tab/>2-7</text:p>
          </table:table-cell>
          <table:table-cell office:value-type="string">
            <text:p><text:tab/>3-12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office:value-type="float" office:value="-4">
            <text:p>-4</text:p>
          </table:table-cell>
          <table:table-cell table:number-columns-repeated="2"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56">
            <text:p>1156</text:p>
          </table:table-cell>
          <table:table-cell office:value-type="string">
            <text:p><text:tab/>voulge</text:p>
          </table:table-cell>
          <table:table-cell office:value-type="string">
            <text:p><text:tab/><text:tab/><text:tab/><text:tab/>2</text:p>
          </table:table-cell>
          <table:table-cell office:value-type="string">
            <text:p><text:tab/>125</text:p>
          </table:table-cell>
          <table:table-cell office:value-type="string">
            <text:p><text:tab/>2</text:p>
          </table:table-cell>
          <table:table-cell office:value-type="string">
            <text:p><text:tab/><text:tab/>10</text:p>
          </table:table-cell>
          <table:table-cell table:number-columns-repeated="2" office:value-type="string">
            <text:p><text:tab/>2-8</text:p>
          </table:table-cell>
          <table:table-cell office:value-type="string">
            <text:p><text:tab/>Y</text:p>
          </table:table-cell>
          <table:table-cell office:value-type="string">
            <text:p><text:tab/>00000</text:p>
          </table:table-cell>
          <table:table-cell table:number-columns-repeated="2"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<text:tab/>arrow</text:p>
          </table:table-cell>
          <table:table-cell office:value-type="string">
            <text:p><text:tab/><text:tab/><text:tab/><text:tab/>2s</text:p>
          </table:table-cell>
          <table:table-cell office:value-type="string">
            <text:p><text:tab/>1</text:p>
          </table:table-cell>
          <table:table-cell office:value-type="string">
            <text:p><text:tab/>0</text:p>
          </table:table-cell>
          <table:table-cell office:value-type="string">
            <text:p><text:tab/><text:tab/> 0</text:p>
          </table:table-cell>
          <table:table-cell table:number-columns-repeated="2" office:value-type="string">
            <text:p><text:tab/>-</text:p>
          </table:table-cell>
          <table:table-cell office:value-type="string">
            <text:p><text:tab/>N</text:p>
          </table:table-cell>
          <table:table-cell office:value-type="string">
            <text:p><text:tab/>0100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<text:tab/>arrow (12)</text:p>
          </table:table-cell>
          <table:table-cell office:value-type="string">
            <text:p><text:tab/><text:tab/><text:tab/>1</text:p>
          </table:table-cell>
          <table:table-cell office:value-type="string">
            <text:p><text:tab/>1157</text:p>
          </table:table-cell>
          <table:table-cell office:value-type="string">
            <text:p><text:tab/>0</text:p>
          </table:table-cell>
          <table:table-cell office:value-type="string">
            <text:p><text:tab/><text:tab/> 0</text:p>
          </table:table-cell>
          <table:table-cell table:number-columns-repeated="2" office:value-type="string">
            <text:p><text:tab/>-</text:p>
          </table:table-cell>
          <table:table-cell office:value-type="string">
            <text:p><text:tab/>N</text:p>
          </table:table-cell>
          <table:table-cell office:value-type="string">
            <text:p><text:tab/>0100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<text:tab/>arrow_silver</text:p>
          </table:table-cell>
          <table:table-cell office:value-type="string">
            <text:p><text:tab/><text:tab/><text:tab/>1</text:p>
          </table:table-cell>
          <table:table-cell office:value-type="string">
            <text:p><text:tab/>1</text:p>
          </table:table-cell>
          <table:table-cell office:value-type="string">
            <text:p><text:tab/>0</text:p>
          </table:table-cell>
          <table:table-cell office:value-type="string">
            <text:p><text:tab/><text:tab/> 0</text:p>
          </table:table-cell>
          <table:table-cell table:number-columns-repeated="2" office:value-type="string">
            <text:p><text:tab/>-</text:p>
          </table:table-cell>
          <table:table-cell office:value-type="string">
            <text:p><text:tab/>N</text:p>
          </table:table-cell>
          <table:table-cell office:value-type="string">
            <text:p><text:tab/>01000<text:tab/><text:tab/>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<text:tab/>quarrel</text:p>
          </table:table-cell>
          <table:table-cell office:value-type="string">
            <text:p><text:tab/><text:tab/><text:tab/>1s</text:p>
          </table:table-cell>
          <table:table-cell office:value-type="string">
            <text:p><text:tab/>1</text:p>
          </table:table-cell>
          <table:table-cell office:value-type="string">
            <text:p><text:tab/>0</text:p>
          </table:table-cell>
          <table:table-cell office:value-type="string">
            <text:p><text:tab/><text:tab/> 0</text:p>
          </table:table-cell>
          <table:table-cell table:number-columns-repeated="2" office:value-type="string">
            <text:p><text:tab/>-</text:p>
          </table:table-cell>
          <table:table-cell office:value-type="string">
            <text:p><text:tab/>N</text:p>
          </table:table-cell>
          <table:table-cell office:value-type="string">
            <text:p><text:tab/>0200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<text:tab/>quarrel (20)</text:p>
          </table:table-cell>
          <table:table-cell office:value-type="string">
            <text:p><text:tab/><text:tab/><text:tab/>2</text:p>
          </table:table-cell>
          <table:table-cell office:value-type="string">
            <text:p><text:tab/>1160</text:p>
          </table:table-cell>
          <table:table-cell office:value-type="string">
            <text:p><text:tab/>0</text:p>
          </table:table-cell>
          <table:table-cell office:value-type="string">
            <text:p><text:tab/><text:tab/> 0</text:p>
          </table:table-cell>
          <table:table-cell table:number-columns-repeated="2" office:value-type="string">
            <text:p><text:tab/>-</text:p>
          </table:table-cell>
          <table:table-cell office:value-type="string">
            <text:p><text:tab/>N</text:p>
          </table:table-cell>
          <table:table-cell office:value-type="string">
            <text:p><text:tab/>0200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<text:tab/>quarrel_silver</text:p>
          </table:table-cell>
          <table:table-cell office:value-type="string">
            <text:p><text:tab/><text:tab/><text:tab/>10s</text:p>
          </table:table-cell>
          <table:table-cell office:value-type="string">
            <text:p><text:tab/>1</text:p>
          </table:table-cell>
          <table:table-cell office:value-type="string">
            <text:p><text:tab/>0</text:p>
          </table:table-cell>
          <table:table-cell office:value-type="string">
            <text:p><text:tab/><text:tab/> 0</text:p>
          </table:table-cell>
          <table:table-cell table:number-columns-repeated="2" office:value-type="string">
            <text:p><text:tab/>-</text:p>
          </table:table-cell>
          <table:table-cell office:value-type="string">
            <text:p><text:tab/>N</text:p>
          </table:table-cell>
          <table:table-cell office:value-type="string">
            <text:p><text:tab/>0200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<text:tab/>sling bullet</text:p>
          </table:table-cell>
          <table:table-cell office:value-type="string">
            <text:p><text:tab/><text:tab/><text:tab/>5c</text:p>
          </table:table-cell>
          <table:table-cell office:value-type="string">
            <text:p><text:tab/>1</text:p>
          </table:table-cell>
          <table:table-cell office:value-type="string">
            <text:p><text:tab/>0</text:p>
          </table:table-cell>
          <table:table-cell office:value-type="string">
            <text:p><text:tab/><text:tab/> 0</text:p>
          </table:table-cell>
          <table:table-cell table:number-columns-repeated="2" office:value-type="string">
            <text:p><text:tab/>-</text:p>
          </table:table-cell>
          <table:table-cell office:value-type="string">
            <text:p><text:tab/>N</text:p>
          </table:table-cell>
          <table:table-cell office:value-type="string">
            <text:p><text:tab/>03110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<text:tab/>sling bullet (20)</text:p>
          </table:table-cell>
          <table:table-cell office:value-type="string">
            <text:p><text:tab/><text:tab/>10s</text:p>
          </table:table-cell>
          <table:table-cell office:value-type="string">
            <text:p><text:tab/>1163</text:p>
          </table:table-cell>
          <table:table-cell office:value-type="string">
            <text:p><text:tab/>0</text:p>
          </table:table-cell>
          <table:table-cell office:value-type="string">
            <text:p><text:tab/><text:tab/> 0</text:p>
          </table:table-cell>
          <table:table-cell table:number-columns-repeated="2" office:value-type="string">
            <text:p><text:tab/>-</text:p>
          </table:table-cell>
          <table:table-cell office:value-type="string">
            <text:p><text:tab/>N</text:p>
          </table:table-cell>
          <table:table-cell office:value-type="string">
            <text:p><text:tab/>03110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<text:tab/>sling stone</text:p>
          </table:table-cell>
          <table:table-cell office:value-type="string">
            <text:p><text:tab/><text:tab/><text:tab/>1c</text:p>
          </table:table-cell>
          <table:table-cell office:value-type="string">
            <text:p><text:tab/>1</text:p>
          </table:table-cell>
          <table:table-cell office:value-type="string">
            <text:p><text:tab/>0</text:p>
          </table:table-cell>
          <table:table-cell office:value-type="string">
            <text:p><text:tab/><text:tab/> 0</text:p>
          </table:table-cell>
          <table:table-cell table:number-columns-repeated="2" office:value-type="string">
            <text:p><text:tab/>1-4</text:p>
          </table:table-cell>
          <table:table-cell office:value-type="string">
            <text:p><text:tab/>N</text:p>
          </table:table-cell>
          <table:table-cell office:value-type="string">
            <text:p><text:tab/>03110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<text:tab/>sling stone (20)</text:p>
          </table:table-cell>
          <table:table-cell office:value-type="string">
            <text:p><text:tab/><text:tab/>5c</text:p>
          </table:table-cell>
          <table:table-cell office:value-type="string">
            <text:p><text:tab/>1165</text:p>
          </table:table-cell>
          <table:table-cell office:value-type="string">
            <text:p><text:tab/>0</text:p>
          </table:table-cell>
          <table:table-cell office:value-type="string">
            <text:p><text:tab/><text:tab/> 0</text:p>
          </table:table-cell>
          <table:table-cell table:number-columns-repeated="2" office:value-type="string">
            <text:p><text:tab/>1-4</text:p>
          </table:table-cell>
          <table:table-cell office:value-type="string">
            <text:p><text:tab/>N</text:p>
          </table:table-cell>
          <table:table-cell office:value-type="string">
            <text:p><text:tab/>03110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 special pummel entry for sound effects</text:p>
          </table:table-cell>
          <table:table-cell table:number-columns-repeated="20"/>
        </table:table-row>
        <table:table-row table:style-name="ro2">
          <table:table-cell office:value-type="float" office:value="1167">
            <text:p>1167</text:p>
          </table:table-cell>
          <table:table-cell office:value-type="string">
            <text:p><text:tab/>ZZZpummel attack</text:p>
          </table:table-cell>
          <table:table-cell office:value-type="string">
            <text:p><text:tab/><text:tab/>0</text:p>
          </table:table-cell>
          <table:table-cell table:number-columns-repeated="2" office:value-type="string">
            <text:p><text:tab/>0</text:p>
          </table:table-cell>
          <table:table-cell office:value-type="string">
            <text:p><text:tab/><text:tab/> 0</text:p>
          </table:table-cell>
          <table:table-cell table:number-columns-repeated="3" office:value-type="string">
            <text:p><text:tab/>-</text:p>
          </table:table-cell>
          <table:table-cell office:value-type="string">
            <text:p><text:tab/>00020</text:p>
          </table:table-cell>
          <table:table-cell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# special monk entry for sound effects</text:p>
          </table:table-cell>
          <table:table-cell table:number-columns-repeated="20"/>
        </table:table-row>
        <table:table-row table:style-name="ro2">
          <table:table-cell office:value-type="float" office:value="1168">
            <text:p>1168</text:p>
          </table:table-cell>
          <table:table-cell office:value-type="string">
            <text:p><text:tab/>ZZZmonk open hand</text:p>
          </table:table-cell>
          <table:table-cell office:value-type="string">
            <text:p><text:tab/><text:tab/>0</text:p>
          </table:table-cell>
          <table:table-cell table:number-columns-repeated="2" office:value-type="string">
            <text:p><text:tab/>0</text:p>
          </table:table-cell>
          <table:table-cell office:value-type="string">
            <text:p><text:tab/><text:tab/> 0</text:p>
          </table:table-cell>
          <table:table-cell table:number-columns-repeated="3" office:value-type="string">
            <text:p><text:tab/>-</text:p>
          </table:table-cell>
          <table:table-cell office:value-type="string">
            <text:p><text:tab/>00030</text:p>
          </table:table-cell>
          <table:table-cell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10/02/2014</text:date>, <text:time>14:4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0-02T14:46:27.12</dc:date>
    <dc:creator>Keary O'Dell</dc:creator>
    <meta:generator>OpenOffice.org/3.1$Win32 OpenOffice.org_project/310m11$Build-9399</meta:generator>
    <meta:editing-duration>PT01H37M43S</meta:editing-duration>
    <meta:editing-cycles>1</meta:editing-cycles>
    <meta:document-statistic meta:table-count="1" meta:cell-count="1497" meta:object-count="0"/>
  </office:meta>
</office:document-meta>
</file>